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4.74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0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Total Flow</text:p>
          </table:table-cell>
          <table:table-cell office:value-type="string" calcext:value-type="string">
            <text:p><text:s/>Total Ut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5173950736758" calcext:value-type="float">
            <text:p>52.5173950736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6491481028748" calcext:value-type="float">
            <text:p>45.6491481028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1116559998816" calcext:value-type="float">
            <text:p>50.1116559998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.4741375381256" calcext:value-type="float">
            <text:p>23.4741375381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3385741953607" calcext:value-type="float">
            <text:p>46.33857419536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.1798049571736" calcext:value-type="float">
            <text:p>54.1798049571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6264721932067" calcext:value-type="float">
            <text:p>28.62647219320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0027264451231" calcext:value-type="float">
            <text:p>33.0027264451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.786703391446" calcext:value-type="float">
            <text:p>57.7867033914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7838395148124" calcext:value-type="float">
            <text:p>41.7838395148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.1857473616491" calcext:value-type="float">
            <text:p>57.18574736164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2893688131738" calcext:value-type="float">
            <text:p>37.2893688131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2126605444821" calcext:value-type="float">
            <text:p>39.21266054448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8930581871591" calcext:value-type="float">
            <text:p>28.89305818715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.1907635905276" calcext:value-type="float">
            <text:p>25.1907635905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2513763416978" calcext:value-type="float">
            <text:p>31.25137634169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4269010780766" calcext:value-type="float">
            <text:p>37.42690107807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.8091642141648" calcext:value-type="float">
            <text:p>55.80916421416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8579607915005" calcext:value-type="float">
            <text:p>40.8579607915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9978519856823" calcext:value-type="float">
            <text:p>38.99785198568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1352002763817" calcext:value-type="float">
            <text:p>46.13520027638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5103547577511" calcext:value-type="float">
            <text:p>42.51035475775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4267742760953" calcext:value-type="float">
            <text:p>45.42677427609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7207100251348" calcext:value-type="float">
            <text:p>36.72071002513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7722836128638" calcext:value-type="float">
            <text:p>36.77228361286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9319619991409" calcext:value-type="float">
            <text:p>37.93196199914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2875608795127" calcext:value-type="float">
            <text:p>36.28756087951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50839869356" calcext:value-type="float">
            <text:p>40.508398693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2301984742751" calcext:value-type="float">
            <text:p>50.23019847427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.8653162895045" calcext:value-type="float">
            <text:p>54.86531628950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.068247146774" calcext:value-type="float">
            <text:p>55.0682471467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.8330364916441" calcext:value-type="float">
            <text:p>51.83303649164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6728716040888" calcext:value-type="float">
            <text:p>47.67287160408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6054637477159" calcext:value-type="float">
            <text:p>27.60546374771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3495749252116" calcext:value-type="float">
            <text:p>47.34957492521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7212427930969" calcext:value-type="float">
            <text:p>29.72124279309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7111244417858" calcext:value-type="float">
            <text:p>43.71112444178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7423151378807" calcext:value-type="float">
            <text:p>41.74231513788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.628363224087" calcext:value-type="float">
            <text:p>55.6283632240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2140550938215" calcext:value-type="float">
            <text:p>42.21405509382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6468331693034" calcext:value-type="float">
            <text:p>50.64683316930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.3877555124531" calcext:value-type="float">
            <text:p>57.3877555124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4271005283467" calcext:value-type="float">
            <text:p>33.42710052834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6152276704203" calcext:value-type="float">
            <text:p>45.61522767042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7330686306686" calcext:value-type="float">
            <text:p>39.73306863066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5785547227283" calcext:value-type="float">
            <text:p>38.57855472272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1900705858434" calcext:value-type="float">
            <text:p>49.19007058584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5209251418174" calcext:value-type="float">
            <text:p>28.52092514181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1089716655838" calcext:value-type="float">
            <text:p>33.1089716655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2309682797368" calcext:value-type="float">
            <text:p>30.23096827973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099384301714" calcext:value-type="float">
            <text:p>35.0993843017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0530233419337" calcext:value-type="float">
            <text:p>38.05302334193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7893718171771" calcext:value-type="float">
            <text:p>35.78937181717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7122593725315" calcext:value-type="float">
            <text:p>34.71225937253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3054789528031" calcext:value-type="float">
            <text:p>48.30547895280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803997308852" calcext:value-type="float">
            <text:p>52.8039973088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.3040274753428" calcext:value-type="float">
            <text:p>57.30402747534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9303300802919" calcext:value-type="float">
            <text:p>46.93033008029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7400045270988" calcext:value-type="float">
            <text:p>47.74000452709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819607882042" calcext:value-type="float">
            <text:p>47.8196078820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3865617252896" calcext:value-type="float">
            <text:p>41.38656172528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2598620096022" calcext:value-type="float">
            <text:p>43.25986200960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1036448914742" calcext:value-type="float">
            <text:p>33.10364489147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7931238104306" calcext:value-type="float">
            <text:p>31.79312381043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3143744200345" calcext:value-type="float">
            <text:p>44.31437442003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6699160418215" calcext:value-type="float">
            <text:p>49.66991604182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6873565947645" calcext:value-type="float">
            <text:p>38.6873565947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6650681434832" calcext:value-type="float">
            <text:p>49.66506814348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9796368887595" calcext:value-type="float">
            <text:p>42.97963688875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6072694716603" calcext:value-type="float">
            <text:p>32.60726947166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.0011516070096" calcext:value-type="float">
            <text:p>55.00115160700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8641125251673" calcext:value-type="float">
            <text:p>42.86411252516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2211358398229" calcext:value-type="float">
            <text:p>32.22113583982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.733075654329" calcext:value-type="float">
            <text:p>57.7330756543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659574298274" calcext:value-type="float">
            <text:p>46.6595742982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7214522917163" calcext:value-type="float">
            <text:p>40.72145229171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8247942418224" calcext:value-type="float">
            <text:p>45.82479424182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0508429449947" calcext:value-type="float">
            <text:p>40.05084294499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6612320098626" calcext:value-type="float">
            <text:p>42.66123200986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4052485898414" calcext:value-type="float">
            <text:p>32.40524858984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5849943772847" calcext:value-type="float">
            <text:p>50.58499437728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7386205530474" calcext:value-type="float">
            <text:p>36.73862055304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1052309095137" calcext:value-type="float">
            <text:p>35.10523090951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3026329922065" calcext:value-type="float">
            <text:p>41.30263299220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2648282483768" calcext:value-type="float">
            <text:p>30.26482824837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1491679245191" calcext:value-type="float">
            <text:p>53.14916792451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7316870809935" calcext:value-type="float">
            <text:p>48.73168708099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9156446421974" calcext:value-type="float">
            <text:p>37.91564464219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07952993612" calcext:value-type="float">
            <text:p>32.079529936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.5760010307532" calcext:value-type="float">
            <text:p>52.57600103075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9536316976742" calcext:value-type="float">
            <text:p>40.95363169767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3155936464873" calcext:value-type="float">
            <text:p>37.31559364648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1294645752878" calcext:value-type="float">
            <text:p>32.12946457528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7283636863445" calcext:value-type="float">
            <text:p>45.72836368634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4406579234684" calcext:value-type="float">
            <text:p>27.44065792346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7877094586259" calcext:value-type="float">
            <text:p>41.78770945862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3733421035566" calcext:value-type="float">
            <text:p>37.37334210355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1356016551376" calcext:value-type="float">
            <text:p>30.13560165513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2389588537635" calcext:value-type="float">
            <text:p>35.238958853763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7747384750786" calcext:value-type="float">
            <text:p>43.77473847507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2501775775823" calcext:value-type="float">
            <text:p>37.25017757758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4137589615347" calcext:value-type="float">
            <text:p>44.41375896153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6494358722817" calcext:value-type="float">
            <text:p>33.64943587228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2662994761553" calcext:value-type="float">
            <text:p>44.26629947615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3995012990363" calcext:value-type="float">
            <text:p>34.39950129903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6736778511731" calcext:value-type="float">
            <text:p>30.67367785117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.5109148310023" calcext:value-type="float">
            <text:p>22.51091483100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3617674390274" calcext:value-type="float">
            <text:p>33.36176743902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328893736102" calcext:value-type="float">
            <text:p>49.3288937361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0304890597363" calcext:value-type="float">
            <text:p>47.03048905973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1567399200599" calcext:value-type="float">
            <text:p>38.15673992005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7318321309651" calcext:value-type="float">
            <text:p>42.73183213096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5288106808968" calcext:value-type="float">
            <text:p>45.528810680896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.5418841687883" calcext:value-type="float">
            <text:p>51.54188416878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2390511433613" calcext:value-type="float">
            <text:p>37.23905114336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044228192724" calcext:value-type="float">
            <text:p>46.0442281927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2215432005359" calcext:value-type="float">
            <text:p>34.22154320053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5027194739107" calcext:value-type="float">
            <text:p>50.50271947391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5011725099943" calcext:value-type="float">
            <text:p>27.50117250999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1837627229014" calcext:value-type="float">
            <text:p>48.18376272290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614609268491" calcext:value-type="float">
            <text:p>34.6146092684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7838524416025" calcext:value-type="float">
            <text:p>29.78385244160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9475773404326" calcext:value-type="float">
            <text:p>53.94757734043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5801750912632" calcext:value-type="float">
            <text:p>48.58017509126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.3255389974044" calcext:value-type="float">
            <text:p>26.32553899740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878730390505" calcext:value-type="float">
            <text:p>44.8787303905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9827391511778" calcext:value-type="float">
            <text:p>34.98273915117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.993770528915" calcext:value-type="float">
            <text:p>51.9937705289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4972539702194" calcext:value-type="float">
            <text:p>43.497253970219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1458930847269" calcext:value-type="float">
            <text:p>38.145893084726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5197664240123" calcext:value-type="float">
            <text:p>30.51976642401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4633873917497" calcext:value-type="float">
            <text:p>42.46338739174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2298097745602" calcext:value-type="float">
            <text:p>31.22980977456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8733348926175" calcext:value-type="float">
            <text:p>44.87333489261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532206263835" calcext:value-type="float">
            <text:p>43.5322062638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4749973672501" calcext:value-type="float">
            <text:p>35.47499736725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8546168389486" calcext:value-type="float">
            <text:p>38.854616838948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2735274724176" calcext:value-type="float">
            <text:p>43.27352747241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4417433699277" calcext:value-type="float">
            <text:p>32.44174336992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7698203247258" calcext:value-type="float">
            <text:p>37.76982032472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4032414177638" calcext:value-type="float">
            <text:p>32.40324141776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2272346873604" calcext:value-type="float">
            <text:p>44.22723468736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.5467170737283" calcext:value-type="float">
            <text:p>56.54671707372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0897104521306" calcext:value-type="float">
            <text:p>39.08971045213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2094179632825" calcext:value-type="float">
            <text:p>40.20941796328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0737508136256" calcext:value-type="float">
            <text:p>47.07375081362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5630557430561" calcext:value-type="float">
            <text:p>41.563055743056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8448671766506" calcext:value-type="float">
            <text:p>49.84486717665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6706700427324" calcext:value-type="float">
            <text:p>35.67067004273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2413649906411" calcext:value-type="float">
            <text:p>53.24136499064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0586475550168" calcext:value-type="float">
            <text:p>42.05864755501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1505970103419" calcext:value-type="float">
            <text:p>41.150597010341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0015226030198" calcext:value-type="float">
            <text:p>41.00152260301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.3675725572877" calcext:value-type="float">
            <text:p>51.367572557287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0122881773606" calcext:value-type="float">
            <text:p>30.01228817736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9801485670285" calcext:value-type="float">
            <text:p>34.980148567028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5353227366717" calcext:value-type="float">
            <text:p>42.53532273667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4764118174917" calcext:value-type="float">
            <text:p>36.47641181749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5582306173247" calcext:value-type="float">
            <text:p>47.55823061732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8389543327437" calcext:value-type="float">
            <text:p>45.83895433274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8860154751361" calcext:value-type="float">
            <text:p>37.88601547513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5677422895967" calcext:value-type="float">
            <text:p>28.56774228959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1488887464582" calcext:value-type="float">
            <text:p>49.14888874645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3485914842358" calcext:value-type="float">
            <text:p>41.34859148423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4533005629126" calcext:value-type="float">
            <text:p>33.45330056291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6730245604915" calcext:value-type="float">
            <text:p>37.67302456049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8319205462521" calcext:value-type="float">
            <text:p>33.83192054625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4453003282769" calcext:value-type="float">
            <text:p>37.445300328276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.1383444737957" calcext:value-type="float">
            <text:p>51.1383444737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46467960885" calcext:value-type="float">
            <text:p>49.464679608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8773011665626" calcext:value-type="float">
            <text:p>35.87730116656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0847135970609" calcext:value-type="float">
            <text:p>35.084713597060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5950026283296" calcext:value-type="float">
            <text:p>39.59500262832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4171562160698" calcext:value-type="float">
            <text:p>53.41715621606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9605710954416" calcext:value-type="float">
            <text:p>46.96057109544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3339192553844" calcext:value-type="float">
            <text:p>41.33391925538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0347259439717" calcext:value-type="float">
            <text:p>49.03472594397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4699723115857" calcext:value-type="float">
            <text:p>28.46997231158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6499079825216" calcext:value-type="float">
            <text:p>50.64990798252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7535537788158" calcext:value-type="float">
            <text:p>53.75355377881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.6866761332201" calcext:value-type="float">
            <text:p>56.68667613322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7729933680806" calcext:value-type="float">
            <text:p>36.77299336808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2987222100781" calcext:value-type="float">
            <text:p>37.29872221007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313733163352" calcext:value-type="float">
            <text:p>50.31373316335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5847435136409" calcext:value-type="float">
            <text:p>35.58474351364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4675174812795" calcext:value-type="float">
            <text:p>37.46751748127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3946398476224" calcext:value-type="float">
            <text:p>39.39463984762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5496776560422" calcext:value-type="float">
            <text:p>35.54967765604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8065782740666" calcext:value-type="float">
            <text:p>48.80657827406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0284679263768" calcext:value-type="float">
            <text:p>36.02846792637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9271141868306" calcext:value-type="float">
            <text:p>53.92711418683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7005654781071" calcext:value-type="float">
            <text:p>27.70056547810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.314223108239" calcext:value-type="float">
            <text:p>26.3142231082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7211900326852" calcext:value-type="float">
            <text:p>44.72119003268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9010638766957" calcext:value-type="float">
            <text:p>48.901063876695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5829566099798" calcext:value-type="float">
            <text:p>48.58295660997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.7229229350557" calcext:value-type="float">
            <text:p>23.72292293505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3843593170552" calcext:value-type="float">
            <text:p>35.38435931705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.861657124368" calcext:value-type="float">
            <text:p>54.8616571243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.4779092987795" calcext:value-type="float">
            <text:p>51.477909298779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AVERAGE([.F2:.F201])" office:value-type="float" office:value="100" calcext:value-type="float">
            <text:p>100</text:p>
          </table:table-cell>
          <table:table-cell table:formula="of:=AVERAGE([.G2:.G201])" office:value-type="float" office:value="41.4132761975426" calcext:value-type="float">
            <text:p>41.4132761975426</text:p>
          </table:table-cell>
        </table:table-row>
      </table:table>
      <table:table table:name="Data_1" table:style-name="ta1"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Total Flow</text:p>
          </table:table-cell>
          <table:table-cell office:value-type="string" calcext:value-type="string">
            <text:p><text:s/>Total Ut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2.5174565139828" calcext:value-type="float">
            <text:p>52.5174565139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5.6491789780489" calcext:value-type="float">
            <text:p>45.6491789780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0.1117488484622" calcext:value-type="float">
            <text:p>50.11174884846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3.4742624397701" calcext:value-type="float">
            <text:p>23.47426243977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6.3386537507507" calcext:value-type="float">
            <text:p>46.33865375075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4.1798439093997" calcext:value-type="float">
            <text:p>54.17984390939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8.6265958620328" calcext:value-type="float">
            <text:p>28.6265958620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3.0028360902435" calcext:value-type="float">
            <text:p>33.00283609024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.786703391446" calcext:value-type="float">
            <text:p>57.7867033914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1.7839103847982" calcext:value-type="float">
            <text:p>41.78391038479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7.1859013672823" calcext:value-type="float">
            <text:p>57.18590136728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7.289481603018" calcext:value-type="float">
            <text:p>37.289481603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9.2127564284818" calcext:value-type="float">
            <text:p>39.21275642848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8.8931306585746" calcext:value-type="float">
            <text:p>28.8931306585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5.1909314932021" calcext:value-type="float">
            <text:p>25.1909314932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1.251602512295" calcext:value-type="float">
            <text:p>31.2516025122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7.4270120742061" calcext:value-type="float">
            <text:p>37.42701207420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55.8092672542737" calcext:value-type="float">
            <text:p>55.80926725427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0.8581135011409" calcext:value-type="float">
            <text:p>40.85811350114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8.99794906264" calcext:value-type="float">
            <text:p>38.997949062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6.1353216872803" calcext:value-type="float">
            <text:p>46.13532168728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2.5104726219224" calcext:value-type="float">
            <text:p>42.51047262192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5.426860424428" calcext:value-type="float">
            <text:p>45.4268604244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6.7208802134789" calcext:value-type="float">
            <text:p>36.72088021347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6.7725133487259" calcext:value-type="float">
            <text:p>36.77251334872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7.9320147764289" calcext:value-type="float">
            <text:p>37.93201477642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6.2875772707197" calcext:value-type="float">
            <text:p>36.28757727071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.5085885830351" calcext:value-type="float">
            <text:p>40.50858858303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0.2302032010234" calcext:value-type="float">
            <text:p>50.23020320102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4.8654165794044" calcext:value-type="float">
            <text:p>54.86541657940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5.0682509276199" calcext:value-type="float">
            <text:p>55.06825092761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1.8330657968368" calcext:value-type="float">
            <text:p>51.83306579683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6728948090291" calcext:value-type="float">
            <text:p>47.67289480902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7.6055377813396" calcext:value-type="float">
            <text:p>27.60553778133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7.3496317978531" calcext:value-type="float">
            <text:p>47.34963179785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9.7213337023578" calcext:value-type="float">
            <text:p>29.7213337023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3.7112093491003" calcext:value-type="float">
            <text:p>43.71120934910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1.7423273360407" calcext:value-type="float">
            <text:p>41.74232733604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5.6283725355441" calcext:value-type="float">
            <text:p>55.62837253554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2.2141390801298" calcext:value-type="float">
            <text:p>42.21413908012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0.6468376735683" calcext:value-type="float">
            <text:p>50.64683767356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7.3878578072964" calcext:value-type="float">
            <text:p>57.38785780729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3.427150319237" calcext:value-type="float">
            <text:p>33.427150319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5.6152665097668" calcext:value-type="float">
            <text:p>45.61526650976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9.7331883673421" calcext:value-type="float">
            <text:p>39.73318836734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8.5787303287372" calcext:value-type="float">
            <text:p>38.57873032873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9.1901242428555" calcext:value-type="float">
            <text:p>49.19012424285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8.5212454374242" calcext:value-type="float">
            <text:p>28.52124543742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3.1091545068317" calcext:value-type="float">
            <text:p>33.10915450683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0.2311621807514" calcext:value-type="float">
            <text:p>30.23116218075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5.0996036269452" calcext:value-type="float">
            <text:p>35.09960362694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8.0531174576297" calcext:value-type="float">
            <text:p>38.05311745762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5.7894676980433" calcext:value-type="float">
            <text:p>35.78946769804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4.7124144474916" calcext:value-type="float">
            <text:p>34.71241444749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8.3055962150166" calcext:value-type="float">
            <text:p>48.30559621501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2.8039976998391" calcext:value-type="float">
            <text:p>52.80399769983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7.3041340707796" calcext:value-type="float">
            <text:p>57.30413407077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6.9304159626539" calcext:value-type="float">
            <text:p>46.93041596265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7.7400948610981" calcext:value-type="float">
            <text:p>47.74009486109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7.8196318131524" calcext:value-type="float">
            <text:p>47.81963181315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1.3866504777593" calcext:value-type="float">
            <text:p>41.38665047775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3.2599968069014" calcext:value-type="float">
            <text:p>43.25999680690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3.1037544237598" calcext:value-type="float">
            <text:p>33.10375442375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1.7931928146851" calcext:value-type="float">
            <text:p>31.79319281468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4.314545401927" calcext:value-type="float">
            <text:p>44.3145454019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6699160418215" calcext:value-type="float">
            <text:p>49.66991604182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8.6875322828605" calcext:value-type="float">
            <text:p>38.68753228286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9.6651598626747" calcext:value-type="float">
            <text:p>49.66515986267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9797428906675" calcext:value-type="float">
            <text:p>42.97974289066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.6074333559529" calcext:value-type="float">
            <text:p>32.60743335595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5.0013437228358" calcext:value-type="float">
            <text:p>55.00134372283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2.8642646413658" calcext:value-type="float">
            <text:p>42.86426464136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2.2212214693901" calcext:value-type="float">
            <text:p>32.22122146939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7.7330760931854" calcext:value-type="float">
            <text:p>57.73307609318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6.6596047948765" calcext:value-type="float">
            <text:p>46.65960479487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0.7215027203503" calcext:value-type="float">
            <text:p>40.72150272035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5.8250295529084" calcext:value-type="float">
            <text:p>45.82502955290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.0510268112752" calcext:value-type="float">
            <text:p>40.05102681127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2.6613341267019" calcext:value-type="float">
            <text:p>42.66133412670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2.4053805274806" calcext:value-type="float">
            <text:p>32.40538052748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0.5850688659989" calcext:value-type="float">
            <text:p>50.58506886599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6.7389427453071" calcext:value-type="float">
            <text:p>36.7389427453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5.1053544453112" calcext:value-type="float">
            <text:p>35.10535444531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1.3026676029755" calcext:value-type="float">
            <text:p>41.30266760297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0.2649906608334" calcext:value-type="float">
            <text:p>30.26499066083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3.1492341847903" calcext:value-type="float">
            <text:p>53.14923418479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8.7317316169185" calcext:value-type="float">
            <text:p>48.73173161691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7.9157723459349" calcext:value-type="float">
            <text:p>37.91577234593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2.0796604843169" calcext:value-type="float">
            <text:p>32.07966048431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2.5760139053332" calcext:value-type="float">
            <text:p>52.57601390533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0.9536447743192" calcext:value-type="float">
            <text:p>40.95364477431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7.3156905952307" calcext:value-type="float">
            <text:p>37.31569059523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2.1295776517967" calcext:value-type="float">
            <text:p>32.12957765179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5.7284886076266" calcext:value-type="float">
            <text:p>45.72848860762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7.4409007053897" calcext:value-type="float">
            <text:p>27.44090070538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1.7877297980704" calcext:value-type="float">
            <text:p>41.78772979807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7.3735565608101" calcext:value-type="float">
            <text:p>37.3735565608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0.1357221556629" calcext:value-type="float">
            <text:p>30.13572215566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5.2390599641527" calcext:value-type="float">
            <text:p>35.239059964152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3.7747836333106" calcext:value-type="float">
            <text:p>43.77478363331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7.2503543186291" calcext:value-type="float">
            <text:p>37.25035431862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4.4139103409931" calcext:value-type="float">
            <text:p>44.41391034099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3.6496367258328" calcext:value-type="float">
            <text:p>33.64963672583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4.2663906202446" calcext:value-type="float">
            <text:p>44.26639062024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4.3996151342855" calcext:value-type="float">
            <text:p>34.39961513428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0.6737116870433" calcext:value-type="float">
            <text:p>30.67371168704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2.5111090115771" calcext:value-type="float">
            <text:p>22.5111090115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3.3619385469948" calcext:value-type="float">
            <text:p>33.36193854699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9.3289679543548" calcext:value-type="float">
            <text:p>49.32896795435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7.0305041256969" calcext:value-type="float">
            <text:p>47.03050412569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8.1568048715019" calcext:value-type="float">
            <text:p>38.15680487150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2.7320680969324" calcext:value-type="float">
            <text:p>42.73206809693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5.5288589887071" calcext:value-type="float">
            <text:p>45.52885898870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1.5419815561635" calcext:value-type="float">
            <text:p>51.54198155616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7.2391226789208" calcext:value-type="float">
            <text:p>37.23912267892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6.0443234273243" calcext:value-type="float">
            <text:p>46.04432342732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4.2215730857057" calcext:value-type="float">
            <text:p>34.22157308570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0.5028344976778" calcext:value-type="float">
            <text:p>50.50283449767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7.5012489634105" calcext:value-type="float">
            <text:p>27.50124896341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8.1839052204292" calcext:value-type="float">
            <text:p>48.18390522042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4.6146955674937" calcext:value-type="float">
            <text:p>34.614695567493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9.7840854503688" calcext:value-type="float">
            <text:p>29.78408545036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3.9477226123789" calcext:value-type="float">
            <text:p>53.94772261237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8.5802879139059" calcext:value-type="float">
            <text:p>48.58028791390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6.3255759125856" calcext:value-type="float">
            <text:p>26.32557591258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4.8789385340034" calcext:value-type="float">
            <text:p>44.87893853400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4.9829389145367" calcext:value-type="float">
            <text:p>34.98293891453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1.9939183706174" calcext:value-type="float">
            <text:p>51.99391837061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3.4973505801297" calcext:value-type="float">
            <text:p>43.49735058012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8.1460359443871" calcext:value-type="float">
            <text:p>38.146035944387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0.5198949544234" calcext:value-type="float">
            <text:p>30.51989495442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2.4633891586379" calcext:value-type="float">
            <text:p>42.463389158637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1.2298836327483" calcext:value-type="float">
            <text:p>31.22988363274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4.8734443094533" calcext:value-type="float">
            <text:p>44.87344430945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3.5322204226909" calcext:value-type="float">
            <text:p>43.53222042269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5.4752981856886" calcext:value-type="float">
            <text:p>35.47529818568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8.8546979984788" calcext:value-type="float">
            <text:p>38.85469799847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3.2736072448248" calcext:value-type="float">
            <text:p>43.27360724482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2.4418264608885" calcext:value-type="float">
            <text:p>32.44182646088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7.7700291813279" calcext:value-type="float">
            <text:p>37.77002918132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2.4032996768781" calcext:value-type="float">
            <text:p>32.40329967687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4.2272632271145" calcext:value-type="float">
            <text:p>44.22726322711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.5468064640621" calcext:value-type="float">
            <text:p>56.54680646406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0897731704694" calcext:value-type="float">
            <text:p>39.08977317046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0.2094649624033" calcext:value-type="float">
            <text:p>40.20946496240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7.0737705063297" calcext:value-type="float">
            <text:p>47.07377050632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1.5631077732777" calcext:value-type="float">
            <text:p>41.56310777327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9.844881212088" calcext:value-type="float">
            <text:p>49.8448812120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5.6707527651137" calcext:value-type="float">
            <text:p>35.6707527651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2414973184686" calcext:value-type="float">
            <text:p>53.24149731846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42.0587833783072" calcext:value-type="float">
            <text:p>42.058783378307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1.1506478439661" calcext:value-type="float">
            <text:p>41.15064784396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1.0017056661173" calcext:value-type="float">
            <text:p>41.00170566611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1.3676602029911" calcext:value-type="float">
            <text:p>51.36766020299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0.0126005576134" calcext:value-type="float">
            <text:p>30.012600557613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4.9804715500783" calcext:value-type="float">
            <text:p>34.98047155007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2.5354000601783" calcext:value-type="float">
            <text:p>42.53540006017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6.4764603718908" calcext:value-type="float">
            <text:p>36.476460371890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7.558372332243" calcext:value-type="float">
            <text:p>47.5583723322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5.8390081943152" calcext:value-type="float">
            <text:p>45.83900819431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7.8860273213456" calcext:value-type="float">
            <text:p>37.88602732134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28.5680136781798" calcext:value-type="float">
            <text:p>28.568013678179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9.148932135725" calcext:value-type="float">
            <text:p>49.1489321357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34883146426" calcext:value-type="float">
            <text:p>41.348831464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3.4535961799934" calcext:value-type="float">
            <text:p>33.453596179993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7.6732016835638" calcext:value-type="float">
            <text:p>37.67320168356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3.8321769194715" calcext:value-type="float">
            <text:p>33.83217691947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7.4455453676144" calcext:value-type="float">
            <text:p>37.44554536761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1.138376566414" calcext:value-type="float">
            <text:p>51.1383765664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9.4647004964228" calcext:value-type="float">
            <text:p>49.46470049642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5.8775402759087" calcext:value-type="float">
            <text:p>35.87754027590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5.0849348318414" calcext:value-type="float">
            <text:p>35.08493483184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9.5950354339402" calcext:value-type="float">
            <text:p>39.595035433940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4172301420009" calcext:value-type="float">
            <text:p>53.41723014200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6.9607008240716" calcext:value-type="float">
            <text:p>46.96070082407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1.3340207439689" calcext:value-type="float">
            <text:p>41.33402074396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9.0348640239341" calcext:value-type="float">
            <text:p>49.03486402393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28.4701278226158" calcext:value-type="float">
            <text:p>28.47012782261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6500529072347" calcext:value-type="float">
            <text:p>50.65005290723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53.7536442730032" calcext:value-type="float">
            <text:p>53.75364427300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56.6867563087686" calcext:value-type="float">
            <text:p>56.686756308768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6.7731160951003" calcext:value-type="float">
            <text:p>36.773116095100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7.2989696759157" calcext:value-type="float">
            <text:p>37.29896967591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0.3138775847278" calcext:value-type="float">
            <text:p>50.31387758472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5.5847818287438" calcext:value-type="float">
            <text:p>35.58478182874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7.4676270698991" calcext:value-type="float">
            <text:p>37.467627069899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9.3947494254255" calcext:value-type="float">
            <text:p>39.394749425425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5.5497415419652" calcext:value-type="float">
            <text:p>35.54974154196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8.8066526345454" calcext:value-type="float">
            <text:p>48.80665263454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6.0286065527185" calcext:value-type="float">
            <text:p>36.02860655271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3.9272495365096" calcext:value-type="float">
            <text:p>53.92724953650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7.7008942993912" calcext:value-type="float">
            <text:p>27.70089429939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6.3143763811174" calcext:value-type="float">
            <text:p>26.314376381117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4.7213744276789" calcext:value-type="float">
            <text:p>44.72137442767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8.9011215827312" calcext:value-type="float">
            <text:p>48.90112158273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8.582991309871" calcext:value-type="float">
            <text:p>48.58299130987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23.7232887670907" calcext:value-type="float">
            <text:p>23.72328876709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5.3845597301828" calcext:value-type="float">
            <text:p>35.38455973018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.8617504241473" calcext:value-type="float">
            <text:p>54.86175042414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1.4779146191076" calcext:value-type="float">
            <text:p>51.47791461910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AVERAGE([.F2:.F201])" office:value-type="float" office:value="94.93" calcext:value-type="float">
            <text:p>94.93</text:p>
          </table:table-cell>
          <table:table-cell table:formula="of:=AVERAGE([.G2:.G201])" office:value-type="float" office:value="41.4133891030966" calcext:value-type="float">
            <text:p>41.4133891030966</text:p>
          </table:table-cell>
        </table:table-row>
      </table:table>
      <table:table table:name="Data_2" table:style-name="ta1"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Total Flow</text:p>
          </table:table-cell>
          <table:table-cell office:value-type="string" calcext:value-type="string">
            <text:p><text:s/>Total Ut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4.7964293000763" calcext:value-type="float">
            <text:p>44.79642930007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9.8885490914701" calcext:value-type="float">
            <text:p>39.88854909147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5.6364010482952" calcext:value-type="float">
            <text:p>45.6364010482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0.5872445976248" calcext:value-type="float">
            <text:p>20.58724459762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2.5197070702995" calcext:value-type="float">
            <text:p>42.5197070702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5.8087614902245" calcext:value-type="float">
            <text:p>45.80876149022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6.6475638892809" calcext:value-type="float">
            <text:p>26.64756388928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9.2319649573981" calcext:value-type="float">
            <text:p>29.2319649573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9.4982055819324" calcext:value-type="float">
            <text:p>49.4982055819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7.4080305176329" calcext:value-type="float">
            <text:p>37.40803051763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7.5262274034164" calcext:value-type="float">
            <text:p>47.5262274034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1.0424975906003" calcext:value-type="float">
            <text:p>31.04249759060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4.5084808118076" calcext:value-type="float">
            <text:p>34.50848081180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26.8699361575508" calcext:value-type="float">
            <text:p>26.86993615755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23.1537241234335" calcext:value-type="float">
            <text:p>23.15372412343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5.2535278087992" calcext:value-type="float">
            <text:p>25.2535278087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3.6791719680739" calcext:value-type="float">
            <text:p>33.67917196807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47.2985386186022" calcext:value-type="float">
            <text:p>47.29853861860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7.4499233747038" calcext:value-type="float">
            <text:p>37.44992337470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4.4669080241112" calcext:value-type="float">
            <text:p>34.4669080241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40.750297137448" calcext:value-type="float">
            <text:p>40.7502971374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6.8460030091473" calcext:value-type="float">
            <text:p>36.84600300914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8.8857611586298" calcext:value-type="float">
            <text:p>38.88576115862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3.1906793958268" calcext:value-type="float">
            <text:p>33.19067939582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2.5517869677842" calcext:value-type="float">
            <text:p>32.55178696778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4.0950882936699" calcext:value-type="float">
            <text:p>34.09508829366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3.1022426263061" calcext:value-type="float">
            <text:p>33.10224262630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6.703030748599" calcext:value-type="float">
            <text:p>36.7030307485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5.3929658864761" calcext:value-type="float">
            <text:p>45.39296588647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5.5718992082932" calcext:value-type="float">
            <text:p>45.57189920829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8.5384273226199" calcext:value-type="float">
            <text:p>48.53842732261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6.066265192291" calcext:value-type="float">
            <text:p>46.0662651922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2.9495982355392" calcext:value-type="float">
            <text:p>42.9495982355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4.7242805843109" calcext:value-type="float">
            <text:p>24.72428058431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1.4086163517133" calcext:value-type="float">
            <text:p>41.40861635171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7.480964752992" calcext:value-type="float">
            <text:p>27.4809647529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0.1784554939929" calcext:value-type="float">
            <text:p>40.17845549399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8.2921803020257" calcext:value-type="float">
            <text:p>38.29218030202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9.7464839408431" calcext:value-type="float">
            <text:p>49.74648394084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6.085886362141" calcext:value-type="float">
            <text:p>36.0858863621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4.35691168911" calcext:value-type="float">
            <text:p>44.356911689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1.0935046271877" calcext:value-type="float">
            <text:p>51.09350462718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1.0915730339569" calcext:value-type="float">
            <text:p>31.09157303395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9.9192670046269" calcext:value-type="float">
            <text:p>39.91926700462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5.1373275294512" calcext:value-type="float">
            <text:p>35.13732752945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3.9749303317492" calcext:value-type="float">
            <text:p>33.97493033174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0.9365040909282" calcext:value-type="float">
            <text:p>40.93650409092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5.9509386366806" calcext:value-type="float">
            <text:p>25.95093863668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29.870785436661" calcext:value-type="float">
            <text:p>29.8707854366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7.7587126685264" calcext:value-type="float">
            <text:p>27.75871266852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1.548729771097" calcext:value-type="float">
            <text:p>31.5487297710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3.7669945372668" calcext:value-type="float">
            <text:p>33.76699453726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1.10700910933" calcext:value-type="float">
            <text:p>31.107009109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0.8590271371189" calcext:value-type="float">
            <text:p>30.85902713711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41.6799701556093" calcext:value-type="float">
            <text:p>41.67997015560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6.0817121005042" calcext:value-type="float">
            <text:p>46.08171210050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9.1279182291716" calcext:value-type="float">
            <text:p>49.12791822917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1.2395105465904" calcext:value-type="float">
            <text:p>41.23951054659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2.6785584588719" calcext:value-type="float">
            <text:p>42.67855845887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2.3748481808364" calcext:value-type="float">
            <text:p>42.37484818083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6.8546111818547" calcext:value-type="float">
            <text:p>36.85461118185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6.7720089517183" calcext:value-type="float">
            <text:p>36.77200895171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8.8094216566104" calcext:value-type="float">
            <text:p>28.80942165661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28.5271112799626" calcext:value-type="float">
            <text:p>28.52711127996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9.6121563463995" calcext:value-type="float">
            <text:p>39.61215634639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2.5976389096208" calcext:value-type="float">
            <text:p>42.59763890962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3.3368114447435" calcext:value-type="float">
            <text:p>33.33681144474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3.1852910437858" calcext:value-type="float">
            <text:p>43.18529104378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9.8172016160249" calcext:value-type="float">
            <text:p>39.81720161602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8.5052759952097" calcext:value-type="float">
            <text:p>28.50527599520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49.4174165647266" calcext:value-type="float">
            <text:p>49.41741656472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6.8463468347236" calcext:value-type="float">
            <text:p>36.84634683472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29.0366764369517" calcext:value-type="float">
            <text:p>29.03667643695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1.393871086603" calcext:value-type="float">
            <text:p>51.3938710866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0.1279604752081" calcext:value-type="float">
            <text:p>40.12796047520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4.6874072199642" calcext:value-type="float">
            <text:p>34.68740721996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0.2930576784629" calcext:value-type="float">
            <text:p>40.29305767846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4.808103900125" calcext:value-type="float">
            <text:p>34.808103900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7.7415920912892" calcext:value-type="float">
            <text:p>37.74159209128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0.1515641239608" calcext:value-type="float">
            <text:p>30.15156412396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2.1824600733548" calcext:value-type="float">
            <text:p>42.18246007335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1.6459965130309" calcext:value-type="float">
            <text:p>31.64599651303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2.1719013136632" calcext:value-type="float">
            <text:p>32.17190131366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6.4024401395479" calcext:value-type="float">
            <text:p>36.40244013954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5.6002950907222" calcext:value-type="float">
            <text:p>25.60029509072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5.5767465409475" calcext:value-type="float">
            <text:p>45.57674654094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43.4390438585066" calcext:value-type="float">
            <text:p>43.43904385850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4.2116493116499" calcext:value-type="float">
            <text:p>34.21164931164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0.1091916259776" calcext:value-type="float">
            <text:p>30.10919162597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7.857398869264" calcext:value-type="float">
            <text:p>47.8573988692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5.9772563512305" calcext:value-type="float">
            <text:p>35.97725635123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2.8198476816235" calcext:value-type="float">
            <text:p>32.81984768162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29.4686113288227" calcext:value-type="float">
            <text:p>29.46861132882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8.3289983961252" calcext:value-type="float">
            <text:p>38.32899839612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4.8396689864864" calcext:value-type="float">
            <text:p>24.83966898648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6.785337376005" calcext:value-type="float">
            <text:p>36.7853373760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3.2652294515124" calcext:value-type="float">
            <text:p>33.26522945151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6.3968276524923" calcext:value-type="float">
            <text:p>26.39682765249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2.2229574956157" calcext:value-type="float">
            <text:p>32.22295749561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7.5956020640617" calcext:value-type="float">
            <text:p>37.59560206406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0.8578420002523" calcext:value-type="float">
            <text:p>30.85784200025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8.8821403159726" calcext:value-type="float">
            <text:p>38.88214031597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9.668473037282" calcext:value-type="float">
            <text:p>29.6684730372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8.742454943561" calcext:value-type="float">
            <text:p>38.7424549435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1.6950540973448" calcext:value-type="float">
            <text:p>31.69505409734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27.5560693970833" calcext:value-type="float">
            <text:p>27.55606939708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0.9366929267137" calcext:value-type="float">
            <text:p>20.93669292671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9.7166695104718" calcext:value-type="float">
            <text:p>29.71666951047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0.4865177247416" calcext:value-type="float">
            <text:p>40.48651772474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1.7145324306587" calcext:value-type="float">
            <text:p>41.71453243065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4.1612446780958" calcext:value-type="float">
            <text:p>34.16124467809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8.0253133579065" calcext:value-type="float">
            <text:p>38.02531335790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9.7668448097444" calcext:value-type="float">
            <text:p>39.76684480974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5.43388272697" calcext:value-type="float">
            <text:p>45.433882726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2.4996133598155" calcext:value-type="float">
            <text:p>32.499613359815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7.8050650362812" calcext:value-type="float">
            <text:p>37.80506503628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8.9687670316339" calcext:value-type="float">
            <text:p>28.96876703163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3.113795240144" calcext:value-type="float">
            <text:p>43.1137952401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4.7415641870174" calcext:value-type="float">
            <text:p>24.74156418701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1.7298473186618" calcext:value-type="float">
            <text:p>41.72984731866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2.8415660284622" calcext:value-type="float">
            <text:p>32.84156602846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7.0391282143598" calcext:value-type="float">
            <text:p>27.03912821435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6.9480951580873" calcext:value-type="float">
            <text:p>46.948095158087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3.2101897117564" calcext:value-type="float">
            <text:p>43.21018971175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2.5761313794448" calcext:value-type="float">
            <text:p>22.57613137944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8.692997249623" calcext:value-type="float">
            <text:p>38.6929972496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29.0032840701857" calcext:value-type="float">
            <text:p>29.00328407018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.9468500119067" calcext:value-type="float">
            <text:p>45.94685001190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7.6224000711851" calcext:value-type="float">
            <text:p>37.62240007118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5.0381380015956" calcext:value-type="float">
            <text:p>35.03813800159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26.709563036819" calcext:value-type="float">
            <text:p>26.7095630368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.540661498784" calcext:value-type="float">
            <text:p>34.5406614987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7.7526691656346" calcext:value-type="float">
            <text:p>27.75266916563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9.6478822378698" calcext:value-type="float">
            <text:p>39.64788223786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9.6124470550123" calcext:value-type="float">
            <text:p>39.61244705501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1.5631723227117" calcext:value-type="float">
            <text:p>31.56317232271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4.8342006933498" calcext:value-type="float">
            <text:p>34.83420069334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9.26060710988" calcext:value-type="float">
            <text:p>39.260607109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7.9209433803815" calcext:value-type="float">
            <text:p>27.92094338038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3.7963529637953" calcext:value-type="float">
            <text:p>33.79635296379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0.2239580625395" calcext:value-type="float">
            <text:p>30.22395806253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6.7605711288546" calcext:value-type="float">
            <text:p>36.76057112885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8.452264873669" calcext:value-type="float">
            <text:p>48.4522648736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5.0453267354624" calcext:value-type="float">
            <text:p>35.04532673546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6.1210028257639" calcext:value-type="float">
            <text:p>36.12100282576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1.1748372880309" calcext:value-type="float">
            <text:p>41.17483728803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6.0472639988453" calcext:value-type="float">
            <text:p>36.04726399884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2.1482960713057" calcext:value-type="float">
            <text:p>42.14829607130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2.4182700106012" calcext:value-type="float">
            <text:p>32.4182700106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5.1269934307129" calcext:value-type="float">
            <text:p>45.12699343071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7.5034358958573" calcext:value-type="float">
            <text:p>37.50343589585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6.6824994046753" calcext:value-type="float">
            <text:p>36.68249940467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5.2633752942978" calcext:value-type="float">
            <text:p>35.26337529429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2.5987697281243" calcext:value-type="float">
            <text:p>42.59876972812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6.0223409459718" calcext:value-type="float">
            <text:p>26.02234094597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9.8694069900597" calcext:value-type="float">
            <text:p>29.869406990059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6.9069893777678" calcext:value-type="float">
            <text:p>36.906989377767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4.053502866199" calcext:value-type="float">
            <text:p>34.0535028661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1.7907978224943" calcext:value-type="float">
            <text:p>41.79079782249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9.8222760271052" calcext:value-type="float">
            <text:p>39.82227602710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2.4343751046476" calcext:value-type="float">
            <text:p>32.434375104647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3.968093840121" calcext:value-type="float">
            <text:p>23.968093840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2.242388835698" calcext:value-type="float">
            <text:p>42.24238883569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7.0264623781823" calcext:value-type="float">
            <text:p>37.02646237818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1.4182539922331" calcext:value-type="float">
            <text:p>31.41825399223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3.8424731357767" calcext:value-type="float">
            <text:p>33.842473135776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1.1269503761175" calcext:value-type="float">
            <text:p>31.126950376117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2.955135084509" calcext:value-type="float">
            <text:p>32.9551350845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3.2087424497362" calcext:value-type="float">
            <text:p>43.20874244973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3.0359944556747" calcext:value-type="float">
            <text:p>43.03599445567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1.6011935563015" calcext:value-type="float">
            <text:p>31.60119355630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31.8463809024934" calcext:value-type="float">
            <text:p>31.84638090249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36.0399112057855" calcext:value-type="float">
            <text:p>36.03991120578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7.4249226577124" calcext:value-type="float">
            <text:p>47.42492265771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3.5696868361528" calcext:value-type="float">
            <text:p>43.56968683615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7.7225442749801" calcext:value-type="float">
            <text:p>37.72254427498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1.7641516607789" calcext:value-type="float">
            <text:p>41.76415166077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5.6768134858788" calcext:value-type="float">
            <text:p>25.67681348587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3.4827510126476" calcext:value-type="float">
            <text:p>43.48275101264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5.5401234785037" calcext:value-type="float">
            <text:p>45.54012347850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46.8020841213282" calcext:value-type="float">
            <text:p>46.80208412132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2.6971715786247" calcext:value-type="float">
            <text:p>32.69717157862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32.5895909802054" calcext:value-type="float">
            <text:p>32.58959098020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3.1705500281486" calcext:value-type="float">
            <text:p>43.17055002814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1.0837072861237" calcext:value-type="float">
            <text:p>31.08370728612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3.6250996609757" calcext:value-type="float">
            <text:p>33.625099660975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5.7745604271768" calcext:value-type="float">
            <text:p>35.774560427176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1.9661363698556" calcext:value-type="float">
            <text:p>31.96613636985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2.5909763301872" calcext:value-type="float">
            <text:p>42.590976330187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32.3629303312418" calcext:value-type="float">
            <text:p>32.36293033124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46.8776148672125" calcext:value-type="float">
            <text:p>46.8776148672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3.0211007497383" calcext:value-type="float">
            <text:p>23.02110074973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24.8981313114597" calcext:value-type="float">
            <text:p>24.898131311459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9.1307744490337" calcext:value-type="float">
            <text:p>39.13077444903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2.5485869152183" calcext:value-type="float">
            <text:p>42.54858691521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2.3846853693198" calcext:value-type="float">
            <text:p>42.38468536931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21.5384213470871" calcext:value-type="float">
            <text:p>21.53842134708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2.4380613433479" calcext:value-type="float">
            <text:p>32.43806134334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5290099100275" calcext:value-type="float">
            <text:p>48.52900991002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43.6325306633733" calcext:value-type="float">
            <text:p>43.632530663373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AVERAGE([.F2:.F201])" office:value-type="float" office:value="91.47" calcext:value-type="float">
            <text:p>91.47</text:p>
          </table:table-cell>
          <table:table-cell table:formula="of:=AVERAGE([.G2:.G201])" office:value-type="float" office:value="36.422436698315" calcext:value-type="float">
            <text:p>36.422436698315</text:p>
          </table:table-cell>
        </table:table-row>
      </table:table>
      <table:table table:name="Data_3" table:style-name="ta1"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Total Flow</text:p>
          </table:table-cell>
          <table:table-cell office:value-type="string" calcext:value-type="string">
            <text:p><text:s/>Total Ut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5648598966372" calcext:value-type="float">
            <text:p>45.5648598966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9240995366399" calcext:value-type="float">
            <text:p>38.92409953663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6418758888459" calcext:value-type="float">
            <text:p>45.64187588884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5872230909017" calcext:value-type="float">
            <text:p>20.5872230909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5197070109058" calcext:value-type="float">
            <text:p>42.5197070109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1389628353647" calcext:value-type="float">
            <text:p>46.1389628353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.6474917319622" calcext:value-type="float">
            <text:p>26.64749173196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231963628067" calcext:value-type="float">
            <text:p>29.2319636280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1606313981232" calcext:value-type="float">
            <text:p>49.16063139812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2523655476064" calcext:value-type="float">
            <text:p>37.25236554760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0322954584576" calcext:value-type="float">
            <text:p>49.0322954584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0424977554618" calcext:value-type="float">
            <text:p>31.04249775546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3813381295396" calcext:value-type="float">
            <text:p>33.38133812953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.6169914544825" calcext:value-type="float">
            <text:p>26.61699145448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.2412789898799" calcext:value-type="float">
            <text:p>22.24127898987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.2534741222525" calcext:value-type="float">
            <text:p>25.2534741222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5865672766569" calcext:value-type="float">
            <text:p>33.58656727665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2984869219626" calcext:value-type="float">
            <text:p>47.29848692196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4516561246751" calcext:value-type="float">
            <text:p>37.45165612467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3554954291839" calcext:value-type="float">
            <text:p>33.35549542918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3363706953584" calcext:value-type="float">
            <text:p>40.33637069535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2551109565782" calcext:value-type="float">
            <text:p>37.25511095657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4741373721365" calcext:value-type="float">
            <text:p>39.47413737213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190679528261" calcext:value-type="float">
            <text:p>33.1906795282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5516938694885" calcext:value-type="float">
            <text:p>32.55169386948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0950440932869" calcext:value-type="float">
            <text:p>34.09504409328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0033279418985" calcext:value-type="float">
            <text:p>33.00332794189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7030308159676" calcext:value-type="float">
            <text:p>36.70303081596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4236080510552" calcext:value-type="float">
            <text:p>45.42360805105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3950624139178" calcext:value-type="float">
            <text:p>45.39506241391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0850221623575" calcext:value-type="float">
            <text:p>48.08502216235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4754189629719" calcext:value-type="float">
            <text:p>45.47541896297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2096499536086" calcext:value-type="float">
            <text:p>42.20964995360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.724132449648" calcext:value-type="float">
            <text:p>24.7241324496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4085247782412" calcext:value-type="float">
            <text:p>41.40852477824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480907977373" calcext:value-type="float">
            <text:p>27.4809079773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4039125165082" calcext:value-type="float">
            <text:p>40.40391251650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2921803581773" calcext:value-type="float">
            <text:p>38.29218035817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4916291867453" calcext:value-type="float">
            <text:p>49.49162918674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8022867036618" calcext:value-type="float">
            <text:p>35.80228670366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3569117650326" calcext:value-type="float">
            <text:p>44.35691176503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.0935046557594" calcext:value-type="float">
            <text:p>51.09350465575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2146289528775" calcext:value-type="float">
            <text:p>31.21462895287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1455029766615" calcext:value-type="float">
            <text:p>40.14550297666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5436371996944" calcext:value-type="float">
            <text:p>34.54363719969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4879352728492" calcext:value-type="float">
            <text:p>34.48793527284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9365042500014" calcext:value-type="float">
            <text:p>40.93650425000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.3499174796337" calcext:value-type="float">
            <text:p>26.34991747963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8707791875186" calcext:value-type="float">
            <text:p>29.87077918751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7586671256067" calcext:value-type="float">
            <text:p>27.75866712560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126445644894" calcext:value-type="float">
            <text:p>31.1264456448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7669946621617" calcext:value-type="float">
            <text:p>33.76699466216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2142678592265" calcext:value-type="float">
            <text:p>31.21426785922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7914251681663" calcext:value-type="float">
            <text:p>31.79142516816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7137218834287" calcext:value-type="float">
            <text:p>41.71372188342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0817121205206" calcext:value-type="float">
            <text:p>46.08171212052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925513722875" calcext:value-type="float">
            <text:p>48.925513722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2359487097887" calcext:value-type="float">
            <text:p>41.23594870978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6784747032313" calcext:value-type="float">
            <text:p>42.67847470323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9488063436827" calcext:value-type="float">
            <text:p>41.94880634368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8179011328759" calcext:value-type="float">
            <text:p>36.81790113287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5290305516799" calcext:value-type="float">
            <text:p>36.52903055167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2902846963164" calcext:value-type="float">
            <text:p>29.29028469631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5270934767044" calcext:value-type="float">
            <text:p>28.52709347670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6121330794386" calcext:value-type="float">
            <text:p>39.61213307943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5154466179823" calcext:value-type="float">
            <text:p>42.51544661798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8096154659916" calcext:value-type="float">
            <text:p>34.80961546599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1852808533536" calcext:value-type="float">
            <text:p>43.18528085335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8172016160249" calcext:value-type="float">
            <text:p>39.81720161602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5050151543136" calcext:value-type="float">
            <text:p>28.50501515431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.0115499470208" calcext:value-type="float">
            <text:p>49.01154994702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5324839813484" calcext:value-type="float">
            <text:p>36.53248398134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0365984567441" calcext:value-type="float">
            <text:p>29.03659845674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.393871141135" calcext:value-type="float">
            <text:p>51.3938711411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1279605086502" calcext:value-type="float">
            <text:p>40.12796050865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5715967379488" calcext:value-type="float">
            <text:p>34.57159673794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2930577229497" calcext:value-type="float">
            <text:p>40.29305772294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8080385426962" calcext:value-type="float">
            <text:p>34.80803854269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7415911031018" calcext:value-type="float">
            <text:p>37.7415911031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151564350432" calcext:value-type="float">
            <text:p>30.1515643504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9790736404906" calcext:value-type="float">
            <text:p>41.97907364049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6556552287181" calcext:value-type="float">
            <text:p>31.65565522871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1718986782797" calcext:value-type="float">
            <text:p>32.17189867827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1902440609073" calcext:value-type="float">
            <text:p>36.19024406090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.1186266617629" calcext:value-type="float">
            <text:p>26.11862666176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576733820809" calcext:value-type="float">
            <text:p>45.5767338208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4390349208858" calcext:value-type="float">
            <text:p>43.43903492088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2114441778019" calcext:value-type="float">
            <text:p>34.21144417780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6694252051399" calcext:value-type="float">
            <text:p>29.66942520513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.0244134975274" calcext:value-type="float">
            <text:p>48.02441349752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5706586725454" calcext:value-type="float">
            <text:p>36.57065867254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8198428857225" calcext:value-type="float">
            <text:p>32.81984288572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4801328373709" calcext:value-type="float">
            <text:p>29.48013283737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8417901046902" calcext:value-type="float">
            <text:p>38.84179010469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.8396585549075" calcext:value-type="float">
            <text:p>24.83965855490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6600013495044" calcext:value-type="float">
            <text:p>36.66000134950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2652296297228" calcext:value-type="float">
            <text:p>33.26522962972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.3967667426606" calcext:value-type="float">
            <text:p>26.39676674266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5079965584112" calcext:value-type="float">
            <text:p>32.507996558411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4012985911769" calcext:value-type="float">
            <text:p>37.40129859117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8577391955128" calcext:value-type="float">
            <text:p>30.85773919551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8821366415246" calcext:value-type="float">
            <text:p>38.88213664152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9300179368729" calcext:value-type="float">
            <text:p>29.93001793687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3979981838866" calcext:value-type="float">
            <text:p>38.39799818388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694983464371" calcext:value-type="float">
            <text:p>31.69498346437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5680064875904" calcext:value-type="float">
            <text:p>27.56800648759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.075930588999" calcext:value-type="float">
            <text:p>21.0759305889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7166695610755" calcext:value-type="float">
            <text:p>29.71666956107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.9564324898015" calcext:value-type="float">
            <text:p>40.95643248980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714531505331" calcext:value-type="float">
            <text:p>41.7145315053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1612448474649" calcext:value-type="float">
            <text:p>34.16124484746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0252645671356" calcext:value-type="float">
            <text:p>38.02526456713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0965412993207" calcext:value-type="float">
            <text:p>39.09654129932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9461698567272" calcext:value-type="float">
            <text:p>45.946169856727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4995403899878" calcext:value-type="float">
            <text:p>32.49954038998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2587737206955" calcext:value-type="float">
            <text:p>37.25877372069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9687670890041" calcext:value-type="float">
            <text:p>28.96876708900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0058754453518" calcext:value-type="float">
            <text:p>44.00587544535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.3045395622294" calcext:value-type="float">
            <text:p>24.30453956222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7697717017039" calcext:value-type="float">
            <text:p>41.76977170170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8455777726988" calcext:value-type="float">
            <text:p>32.84557777269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5549753937912" calcext:value-type="float">
            <text:p>27.55497539379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4465639195132" calcext:value-type="float">
            <text:p>46.44656391951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2101893754605" calcext:value-type="float">
            <text:p>43.21018937546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.0256273181212" calcext:value-type="float">
            <text:p>22.02562731812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.6929973031537" calcext:value-type="float">
            <text:p>38.69299730315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0032841443277" calcext:value-type="float">
            <text:p>29.00328414432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9468433906975" calcext:value-type="float">
            <text:p>45.94684339069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817834998267" calcext:value-type="float">
            <text:p>37.8178349982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0380180065657" calcext:value-type="float">
            <text:p>35.03801800656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3677923298613" calcext:value-type="float">
            <text:p>27.36779232986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5406615592523" calcext:value-type="float">
            <text:p>34.54066155925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.7526218264169" calcext:value-type="float">
            <text:p>27.7526218264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6478255569021" calcext:value-type="float">
            <text:p>39.64782555690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544633451913" calcext:value-type="float">
            <text:p>39.5446334519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0431122952619" calcext:value-type="float">
            <text:p>32.04311229526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8512697390889" calcext:value-type="float">
            <text:p>34.8512697390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2081965303581" calcext:value-type="float">
            <text:p>39.20819653035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3357430939495" calcext:value-type="float">
            <text:p>28.33574309394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7875201534491" calcext:value-type="float">
            <text:p>33.78752015344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2239423360134" calcext:value-type="float">
            <text:p>30.22394233601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8061139785116" calcext:value-type="float">
            <text:p>36.80611397851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8154731951863" calcext:value-type="float">
            <text:p>47.81547319518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8790981501919" calcext:value-type="float">
            <text:p>34.879098150191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9679256217508" calcext:value-type="float">
            <text:p>36.96792562175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0698785515477" calcext:value-type="float">
            <text:p>41.06987855154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1851572304213" calcext:value-type="float">
            <text:p>36.18515723042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7396281886057" calcext:value-type="float">
            <text:p>41.73962818860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2312808113563" calcext:value-type="float">
            <text:p>32.23128081135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.2781164209324" calcext:value-type="float">
            <text:p>45.27811642093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782294306916" calcext:value-type="float">
            <text:p>37.7822943069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6812731830446" calcext:value-type="float">
            <text:p>36.68127318304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2633754600076" calcext:value-type="float">
            <text:p>35.26337546000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6006943997604" calcext:value-type="float">
            <text:p>42.60069439976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.1911424532655" calcext:value-type="float">
            <text:p>26.19114245326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869407138879" calcext:value-type="float">
            <text:p>29.8694071388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1739276561941" calcext:value-type="float">
            <text:p>37.17392765619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0530393681489" calcext:value-type="float">
            <text:p>34.053039368148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7907978231186" calcext:value-type="float">
            <text:p>41.79079782311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4169731579472" calcext:value-type="float">
            <text:p>39.41697315794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6998262126408" calcext:value-type="float">
            <text:p>32.69982621264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.9765225006005" calcext:value-type="float">
            <text:p>23.97652250060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150511416063" calcext:value-type="float">
            <text:p>42.1505114160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0264623957761" calcext:value-type="float">
            <text:p>37.02646239577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392056705621" calcext:value-type="float">
            <text:p>31.3920567056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8424640596729" calcext:value-type="float">
            <text:p>33.842464059672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1269211935696" calcext:value-type="float">
            <text:p>31.126921193569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4232762473743" calcext:value-type="float">
            <text:p>33.42327624737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1739071787606" calcext:value-type="float">
            <text:p>43.17390717876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1533646710891" calcext:value-type="float">
            <text:p>43.15336467108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5808645972226" calcext:value-type="float">
            <text:p>31.58086459722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9614388362835" calcext:value-type="float">
            <text:p>31.961438836283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9982412804356" calcext:value-type="float">
            <text:p>35.99824128043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7.3835494708156" calcext:value-type="float">
            <text:p>47.383549470815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5696313313834" calcext:value-type="float">
            <text:p>43.56963133138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7.7225442771034" calcext:value-type="float">
            <text:p>37.72254427710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.7641517622652" calcext:value-type="float">
            <text:p>41.764151762265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.6767698830749" calcext:value-type="float">
            <text:p>25.67676988307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3670222327229" calcext:value-type="float">
            <text:p>42.36702223272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4348327547372" calcext:value-type="float">
            <text:p>46.434832754737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7642091443636" calcext:value-type="float">
            <text:p>46.76420914436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9974889705218" calcext:value-type="float">
            <text:p>32.99748897052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5895572167939" calcext:value-type="float">
            <text:p>32.589557216793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.7630681532451" calcext:value-type="float">
            <text:p>44.76306815324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9787176536795" calcext:value-type="float">
            <text:p>30.97871765367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.6251136930828" calcext:value-type="float">
            <text:p>33.62511369308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.7715833594205" calcext:value-type="float">
            <text:p>35.77158335942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934906933519" calcext:value-type="float">
            <text:p>31.93490693351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2.8411888744908" calcext:value-type="float">
            <text:p>42.84118887449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3629304187056" calcext:value-type="float">
            <text:p>32.362930418705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8775275627645" calcext:value-type="float">
            <text:p>46.87752756276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.6387401709196" calcext:value-type="float">
            <text:p>23.63874017091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.898131341155" calcext:value-type="float">
            <text:p>24.89813134115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1343472073475" calcext:value-type="float">
            <text:p>39.13434720734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0374001505064" calcext:value-type="float">
            <text:p>43.03740015050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0720588895988" calcext:value-type="float">
            <text:p>43.07205888959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.5418566780952" calcext:value-type="float">
            <text:p>21.54185667809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.7677907566264" calcext:value-type="float">
            <text:p>31.76779075662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.7960297296064" calcext:value-type="float">
            <text:p>46.7960297296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8696516584663" calcext:value-type="float">
            <text:p>43.86965165846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AVERAGE([.F2:.F201])" office:value-type="float" office:value="100" calcext:value-type="float">
            <text:p>100</text:p>
          </table:table-cell>
          <table:table-cell table:formula="of:=AVERAGE([.G2:.G201])" office:value-type="float" office:value="36.4313397667488" calcext:value-type="float">
            <text:p>36.4313397667488</text:p>
          </table:table-cell>
        </table:table-row>
      </table:table>
      <table:table table:name="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Avg Flow</text:p>
          </table:table-cell>
          <table:table-cell office:value-type="string" calcext:value-type="string">
            <text:p>Avg Utility</text:p>
          </table:table-cell>
        </table:table-row>
        <table:table-row table:style-name="ro1">
          <table:table-cell office:value-type="string" calcext:value-type="string">
            <text:p>LPOfflineMaxFlowMaxUtility</text:p>
          </table:table-cell>
          <table:table-cell table:formula="of:=[$Data_0.F203]" office:value-type="float" office:value="100" calcext:value-type="float">
            <text:p>100</text:p>
          </table:table-cell>
          <table:table-cell table:formula="of:=[$Data_0.G203]" office:value-type="float" office:value="41.4132761975426" calcext:value-type="float">
            <text:p>41.4132761975426</text:p>
          </table:table-cell>
        </table:table-row>
        <table:table-row table:style-name="ro1">
          <table:table-cell office:value-type="string" calcext:value-type="string">
            <text:p>LPOfflineMaxUtility</text:p>
          </table:table-cell>
          <table:table-cell table:formula="of:=[$Data_1.F203]" office:value-type="float" office:value="94.93" calcext:value-type="float">
            <text:p>94.93</text:p>
          </table:table-cell>
          <table:table-cell table:formula="of:=[$Data_1.G203]" office:value-type="float" office:value="41.4133891030966" calcext:value-type="float">
            <text:p>41.4133891030966</text:p>
          </table:table-cell>
        </table:table-row>
        <table:table-row table:style-name="ro1">
          <table:table-cell office:value-type="string" calcext:value-type="string">
            <text:p>LPOnlineMaxUtility</text:p>
          </table:table-cell>
          <table:table-cell table:formula="of:=[$Data_2.F203]" office:value-type="float" office:value="91.47" calcext:value-type="float">
            <text:p>91.47</text:p>
          </table:table-cell>
          <table:table-cell table:formula="of:=[$Data_2.G203]" office:value-type="float" office:value="36.422436698315" calcext:value-type="float">
            <text:p>36.422436698315</text:p>
          </table:table-cell>
        </table:table-row>
        <table:table-row table:style-name="ro1">
          <table:table-cell office:value-type="string" calcext:value-type="string">
            <text:p>LPOnlineMaxFlowMaxUtility</text:p>
          </table:table-cell>
          <table:table-cell table:formula="of:=[$Data_3.F203]" office:value-type="float" office:value="100" calcext:value-type="float">
            <text:p>100</text:p>
          </table:table-cell>
          <table:table-cell table:formula="of:=[$Data_3.G203]" office:value-type="float" office:value="36.4313397667488" calcext:value-type="float">
            <text:p>36.4313397667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21:32:09.203841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18T21:53:07.177103946</dc:date>
    <meta:editing-duration>PT31M35S</meta:editing-duration>
    <meta:editing-cycles>12</meta:editing-cycles>
    <meta:document-statistic meta:table-count="5" meta:cell-count="5652" meta:object-count="0"/>
  </office:meta>
</office:document-meta>
</file>